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6BF9073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0835in" svg:height="1.1146in" draw:z-index="0"><draw:image xlink:href="Pictures/10000001000001E80000006BF9073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13:09.885860883</meta:creation-date>
    <dc:date>2024-06-13T14:14:14.241889107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